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fo:color="#F5F4EF" fo:letter-spacing="-0.0041in" fo:font-size="13.5pt" style:font-size-asian="13.5pt" style:font-size-complex="13.5pt" fo:background-color="#2B2A27"/>
    </style:style>
    <style:style style:name="T2" style:parent-style-name="Policepardéfaut" style:family="text">
      <style:text-properties style:font-name="Arial" fo:color="#F5F4EF" fo:letter-spacing="-0.0041in" fo:font-size="13.5pt" style:font-size-asian="13.5pt" style:font-size-complex="13.5pt" fo:background-color="#2B2A27"/>
    </style:style>
  </office:automatic-styles>
  <office:body>
    <office:text text:use-soft-page-breaks="true">
      <text:p text:style-name="P1">Albert651</text:p>
      <text:p text:style-name="Normal"><text:span text:style-name="T2">Pastouche&amp;0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en kevine</meta:initial-creator>
    <dc:creator>keen kevine</dc:creator>
    <meta:creation-date>2024-09-11T10:16:00Z</meta:creation-date>
    <dc:date>2024-09-11T10:17:00Z</dc:date>
    <meta:template xlink:href="Normal" xlink:type="simple"/>
    <meta:editing-cycles>1</meta:editing-cycles>
    <meta:editing-duration>PT60S</meta:editing-duration>
    <meta:document-statistic meta:page-count="1" meta:paragraph-count="1" meta:word-count="3" meta:character-count="22" meta:row-count="1" meta:non-whitespace-character-count="20"/>
  </office:meta>
</office:document-meta>
</file>